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1.2811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lignment issue after DIY update</text:p>
          </table:table-cell>
          <table:table-cell table:style-name="ce6" office:value-type="float" office:value="2.3">
            <text:p>2.30</text:p>
          </table:table-cell>
          <table:table-cell table:style-name="ce11" office:value-type="string">
            <text:p>fixed alignment of all the changes after DIY updates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Page designing</text:p>
          </table:table-cell>
          <table:table-cell table:style-name="ce6" office:value-type="float" office:value="1.3">
            <text:p>1.30</text:p>
          </table:table-cell>
          <table:table-cell table:style-name="ce11" office:value-type="string">
            <text:p>designed the account page of admin and solved the jquery issue on that page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4">
          <table:table-cell table:style-name="ce2" office:value-type="string">
            <text:p>issue by sheerish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solved issues given by sheerish that were browser specific two issues are pending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5">
          <table:table-cell table:style-name="ce2" office:value-type="string">
            <text:p>Power off</text:p>
          </table:table-cell>
          <table:table-cell table:style-name="ce6" office:value-type="float" office:value="2.3">
            <text:p>2.30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18" table:number-columns-repeated="1018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20" table:number-columns-repeated="1019"/>
        </table:table-row>
        <table:table-row table:style-name="ro7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8">
          <table:table-cell table:style-name="ce4" table:number-columns-repeated="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5">01/25/2012</text:date>, <text:time>19:3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1-25T19:38:56</dc:date>
    <meta:editing-cycles>237</meta:editing-cycles>
    <meta:editing-duration>P25DT17H16M43S</meta:editing-duration>
    <meta:generator>BrOffice.org/3.3$Linux OpenOffice.org_project/330m20$Build-9567</meta:generator>
    <meta:document-statistic meta:table-count="1" meta:cell-count="19" meta:object-count="0"/>
  </office:meta>
</office:document-meta>
</file>